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" style:family="table-cell" style:parent-style-name="Default" style:data-style-name="N10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number-columns-repeated="1015" table:default-cell-style-name="ce16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expr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6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GREATER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EQUALITY</text:p>
          </table:table-cell>
          <table:table-cell table:style-name="ce2" office:value-type="string" calcext:value-type="string">
            <text:p>=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GREATER_EQUAL</text:p>
          </table:table-cell>
          <table:table-cell office:value-type="string" calcext:value-type="string">
            <text:p>≥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LESS_EQUAL</text:p>
          </table:table-cell>
          <table:table-cell office:value-type="string" calcext:value-type="string">
            <text:p>≤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NOT_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NOT_IN</text:p>
          </table:table-cell>
          <table:table-cell office:value-type="string" calcext:value-type="string">
            <text:p>∉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ura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ER_LITERAL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IMAL_LITERAL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UINT_PARSED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2">ℝ</text:span>⁺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3">ă</text:span>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←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4">↦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8" table:number-columns-repeated="1016"/>
        </table:table-row>
        <table:table-row table:style-name="ro1" table:number-rows-repeated="104843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3:Sheet1.D104857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23:00:24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10-13T23:04:54.028000000</dc:date>
    <meta:editing-cycles>192</meta:editing-cycles>
    <meta:editing-duration>PT15H28M7S</meta:editing-duration>
    <meta:document-statistic meta:table-count="1" meta:cell-count="418" meta:object-count="0"/>
    <meta:user-defined meta:name="qrichtext">1</meta:user-defined>
  </office:meta>
</office:document-meta>
</file>